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3c0d6" officeooo:paragraph-rsid="0013c0d6"/>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3c0d6" officeooo:paragraph-rsid="0013c0d6"/>
    </style:style>
    <style:style style:name="P3" style:family="paragraph" style:parent-style-name="Standard">
      <style:paragraph-properties fo:text-align="start" style:justify-single-word="false"/>
      <style:text-properties style:text-underline-style="none" officeooo:rsid="0013c0d6" officeooo:paragraph-rsid="0013c0d6"/>
    </style:style>
    <style:style style:name="P4" style:family="paragraph" style:parent-style-name="Standard">
      <style:paragraph-properties fo:text-align="start" style:justify-single-word="false"/>
      <style:text-properties fo:font-style="italic" style:text-underline-style="none" officeooo:rsid="0013c0d6" officeooo:paragraph-rsid="0013c0d6" style:font-style-asian="italic" style:font-style-complex="italic"/>
    </style:style>
    <style:style style:name="P5" style:family="paragraph" style:parent-style-name="Standard">
      <style:paragraph-properties fo:text-align="start" style:justify-single-word="false"/>
      <style:text-properties fo:font-style="italic" style:text-underline-style="none" officeooo:rsid="0014b48d" officeooo:paragraph-rsid="0014b48d" style:font-style-asian="italic" style:font-style-complex="italic"/>
    </style:style>
    <style:style style:name="P6" style:family="paragraph" style:parent-style-name="Standard">
      <style:paragraph-properties fo:text-align="start" style:justify-single-word="false"/>
      <style:text-properties fo:font-style="normal" style:text-underline-style="none" officeooo:rsid="0014b48d" officeooo:paragraph-rsid="0014b48d" style:font-style-asian="normal" style:font-style-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urED</text:p>
      <text:p text:style-name="P1"/>
      <text:p text:style-name="P4">What is TourED?</text:p>
      <text:p text:style-name="P2"/>
      <text:p text:style-name="P3">TourED is a mobile application for touring points of attraction in the City of Edinburgh. The majority of the tours will be on outdoors on foot and bicycle. An interactive on screen map will be provided to help the user find their bearings. </text:p>
      <text:p text:style-name="P3"/>
      <text:p text:style-name="P5">Stakeholders of TourED</text:p>
      <text:p text:style-name="P6">TourED has multiple unique stakeholders. Firstly, the local government because 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ourists to Edinburgh. </text:p>
      <text:p text:style-name="P6"><text:s/></text:p>
      <text:p text:style-name="P5"><text:span text:style-name="T1">Secondly, the local population because ...</text:span></text:p>
      <text:p text:style-name="P5"><text:span text:style-name="T1">Tourists – helps them find their way around the city.</text:span></text:p>
      <text:p text:style-name="P5"><text:span text:style-name="T1">Local Population – gives them a business opportunity.</text:span></text:p>
      <text:p text:style-name="P5"><text:span text:style-name="T1">Tourism Enterprise/Owner of attractions – increase in pro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ees Aamir</meta:initial-creator>
    <meta:creation-date>2017-10-11T14:05:52.095972611</meta:creation-date>
    <dc:date>2017-10-11T14:38:59.523684642</dc:date>
    <dc:creator>Raees Aamir</dc:creator>
    <meta:editing-duration>PT1M56S</meta:editing-duration>
    <meta:editing-cycles>1</meta:editing-cycles>
    <meta:document-statistic meta:table-count="0" meta:image-count="0" meta:object-count="0" meta:page-count="1" meta:paragraph-count="10" meta:word-count="136" meta:character-count="882" meta:non-whitespace-character-count="749"/>
    <meta:generator>LibreOffice/5.0.6.2$Linux_X86_64 LibreOffice_project/00$Build-2</meta:generator>
  </office:meta>
</office:document-meta>
</file>